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8" style:family="paragraph" style:parent-style-name="Heading_20_1">
      <style:paragraph-properties fo:padding="0.049cm" fo:border-left="none" fo:border-right="none" fo:border-top="0.06pt solid #000000" fo:border-bottom="none"/>
    </style:style>
    <style:style style:name="P9" style:family="paragraph" style:parent-style-name="Text_20_body">
      <style:text-properties style:font-name="Times New Roman" fo:font-size="11pt" fo:language="it" fo:country="IT" fo:font-style="normal" officeooo:rsid="007450b7" officeooo:paragraph-rsid="00a5bdc1" style:font-size-asian="12pt" style:font-style-asian="normal" style:font-size-complex="12pt" style:font-style-complex="normal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officeooo:rsid="00985429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" fo:font-size="10.5pt" fo:language="it" fo:country="IT" fo:font-weight="bold" officeooo:rsid="009baf07" style:font-size-asian="10pt" style:font-size-complex="10pt"/>
    </style:style>
    <style:style style:name="T7" style:family="text">
      <style:text-properties style:font-name="Arial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" fo:font-size="10.5pt" fo:language="it" fo:country="IT" fo:font-weight="bold" officeooo:rsid="00a4af88" style:font-size-asian="10pt" style:font-size-complex="10pt"/>
    </style:style>
    <style:style style:name="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0" style:family="text">
      <style:text-properties fo:font-size="9pt" fo:language="it" fo:country="IT" style:font-size-asian="9pt" style:font-size-complex="9pt"/>
    </style:style>
    <style:style style:name="T11" style:family="text">
      <style:text-properties fo:color="#82210d" loext:opacity="100%" fo:language="it" fo:country="IT" officeooo:rsid="0042a9b6"/>
    </style:style>
    <style:style style:name="T12" style:family="text">
      <style:text-properties fo:color="#82210d" loext:opacity="100%" fo:language="it" fo:country="IT" officeooo:rsid="0075bb3d"/>
    </style:style>
    <style:style style:name="T13" style:family="text">
      <style:text-properties fo:color="#82210d" loext:opacity="100%" fo:language="it" fo:country="IT" officeooo:rsid="006a1f02"/>
    </style:style>
    <style:style style:name="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5" style:family="text">
      <style:text-properties officeooo:rsid="004ad77c"/>
    </style:style>
    <style:style style:name="T16" style:family="text">
      <style:text-properties officeooo:rsid="006e0ac2"/>
    </style:style>
    <style:style style:name="T17" style:family="text">
      <style:text-properties fo:font-style="italic" officeooo:rsid="00a5bdc1" style:font-style-asian="italic" style:font-style-complex="italic"/>
    </style:style>
    <style:style style:name="T18" style:family="text">
      <style:text-properties officeooo:rsid="00a4af88"/>
    </style:style>
    <style:style style:name="T19" style:family="text">
      <style:text-properties officeooo:rsid="00a5bd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6">Domanda </text:span><text:span text:style-name="T4">(punti 8/30)</text:span></text:h>
      <text:p text:style-name="P9">Il cosiddetto “ciclo di Deming” descrive una collaudata pratica a supporto del miglioramento continuo, pensata per essere applicata in qualunque ambito di attività. <text:span text:style-name="T19">Per testare tale applicabilità, vogliamo studiare </text:span>come <text:span text:style-name="T19">calarla in uno specifico e limitato insieme di </text:span>attività <text:span text:style-name="T19">di lavoro </text:span>di uno studente di <text:span text:style-name="T19">informatica</text:span>. La risposta dovrà <text:span text:style-name="T19">avere quattro parti: (1) una breve descrizione generale del ciclo di Deming che ne colga l’essenza e non sia un copia-incolla di fonte esterna; (2) la specifica dello scenario di interesse: quali attività di lavoro e quale scenario vogliate considerare; (3) la corrispondenza da voi proposta tra la descrizione al punto precedente e lo specifico scenario di interesse; (4) una concreta procedura di applicazione, redatta normativamente, come parte di un ideale </text:span><text:span text:style-name="T17">way of working</text:span><text:span text:style-name="T19">, </text:span></text:p>
      <text:h text:style-name="P8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deg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985429"/>
    </style:style>
    <style:style style:name="MT3" style:family="text">
      <style:text-properties officeooo:rsid="00a4af88"/>
    </style:style>
    <style:style style:name="MT4" style:family="text">
      <style:text-properties officeooo:rsid="0049638b"/>
    </style:style>
    <style:style style:name="MT5" style:family="text">
      <style:text-properties officeooo:rsid="006f8b69"/>
    </style:style>
    <style:style style:name="MT6" style:family="text">
      <style:text-properties style:font-name="Arial" fo:font-size="10.5pt" fo:language="it" fo:country="IT" fo:font-weight="bold" officeooo:rsid="008c887c" style:font-size-asian="10pt" style:font-size-complex="10pt"/>
    </style:style>
    <style:style style:name="MT7" style:family="text">
      <style:text-properties style:font-name="Arial" fo:font-size="10.5pt" fo:language="it" fo:country="IT" fo:font-weight="bold" officeooo:rsid="009baf07" style:font-size-asian="10pt" style:font-size-complex="10pt"/>
    </style:style>
    <style:style style:name="MT8" style:family="text">
      <style:text-properties style:font-name="Arial" fo:font-size="10.5pt" fo:language="it" fo:country="IT" fo:font-weight="bold" officeooo:rsid="00a4af88" style:font-size-asian="10pt" style:font-size-complex="10pt"/>
    </style:style>
    <style:style style:name="MT9" style:family="text">
      <style:text-properties style:font-name="Arial" fo:font-size="10.5pt" fo:language="it" fo:country="IT" fo:font-weight="bold" officeooo:rsid="00654b47" style:font-size-asian="10pt" style:font-size-complex="10pt"/>
    </style:style>
    <style:style style:name="M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1" style:family="text">
      <style:text-properties fo:font-size="9pt" fo:language="it" fo:country="IT" style:font-size-asian="9pt" style:font-size-complex="9pt"/>
    </style:style>
    <style:style style:name="MT12" style:family="text">
      <style:text-properties fo:color="#82210d" loext:opacity="100%" fo:language="it" fo:country="IT" officeooo:rsid="0042a9b6"/>
    </style:style>
    <style:style style:name="MT13" style:family="text">
      <style:text-properties fo:color="#82210d" loext:opacity="100%" fo:language="it" fo:country="IT" officeooo:rsid="0075bb3d"/>
    </style:style>
    <style:style style:name="MT14" style:family="text">
      <style:text-properties fo:color="#82210d" loext:opacity="100%" fo:language="it" fo:country="IT" officeooo:rsid="006a1f02"/>
    </style:style>
    <style:style style:name="MT15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6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I</text:span><text:span text:style-name="MT4"> prova scritta - </text:span><text:span text:style-name="MT5">parte Compito</text:span> <text:span text:style-name="MT5">(</text:span><text:span text:style-name="MT6">Teoria</text:span><text:span text:style-name="MT5">) </text:span>– <text:span text:style-name="MT7">07</text:span><text:span text:style-name="MT6"> </text:span><text:span text:style-name="MT8">maggio </text:span>20<text:span text:style-name="MT9">2</text:span><text:span text:style-name="MT7">1</text:span></text:p>
        <text:p text:style-name="MP1"><text:span text:style-name="MT10">Istruzioni</text:span><text:span text:style-name="MT11"> <text:line-break/></text:span><text:span text:style-name="MT12">Riportare </text:span><text:span text:style-name="MT13">qui sotto </text:span><text:span text:style-name="MT12">cognome, </text:span><text:span text:style-name="MT13">nome</text:span><text:span text:style-name="MT12">, matricola, e anno di progetto didattico </text:span><text:span text:style-name="MT14">di </text:span><text:span text:style-name="MT15">tutti</text:span><text:span text:style-name="MT14"> i candidati che hanno collaborato alla risposta.</text:span></text:p>
        <text:p text:style-name="MP2">Cognom<text:span text:style-name="MT16">e</text:span>:<text:tab/>Nom<text:span text:style-name="MT16">e</text:span>:<text:tab/>Matricol<text:span text:style-name="MT16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06-03-18T17:20:15</meta:creation-date>
    <dc:date>2021-05-06T15:01:50.994000000</dc:date>
    <meta:print-date>2018-04-05T10:44:28.821000000</meta:print-date>
    <dc:language>en-US</dc:language>
    <meta:editing-cycles>795</meta:editing-cycles>
    <meta:editing-duration>P7DT12H49M20S</meta:editing-duration>
    <meta:document-statistic meta:table-count="0" meta:image-count="0" meta:object-count="0" meta:page-count="1" meta:paragraph-count="7" meta:word-count="177" meta:character-count="1181" meta:non-whitespace-character-count="1004"/>
    <meta:user-defined meta:name="Info 1"/>
    <meta:user-defined meta:name="Info 2"/>
    <meta:user-defined meta:name="Info 3"/>
    <meta:user-defined meta:name="Info 4"/>
  </office:meta>
</office:document-meta>
</file>